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" svg:font-family="'Accanthis ADF Std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535c" officeooo:paragraph-rsid="000153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ul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ccanthis ADF Std" svg:font-family="'Accanthis ADF Std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ccanthis ADF St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asian="Accanthis ADF Std" style:font-family-asian="'Accanthis ADF Std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ccanthis ADF Std" style:font-family-asian="'Accanthis ADF Std'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ccanthis ADF Std" style:font-family-asian="'Accanthis ADF Std'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2:07:58.635406679</meta:creation-date>
    <dc:date>2016-06-08T12:08:54.339961344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4.2.8.2$Linux_X86_64 LibreOffice_project/420m0$Build-2</meta:generator>
  </office:meta>
</office:document-meta>
</file>